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4.646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4222in"/>
    </style:style>
    <style:style style:name="Table1.E" style:family="table-column">
      <style:table-column-properties style:column-width="0.4229in"/>
    </style:style>
    <style:style style:name="Table1.1" style:family="table-row">
      <style:table-row-properties style:min-row-height="0.4132in" fo:keep-together="auto"/>
    </style:style>
    <style:style style:name="Table1.A1" style:family="table-cell">
      <style:table-cell-properties style:vertical-align="" fo:background-color="#666666" fo:padding="0.0271in" fo:border="1pt solid #434343">
        <style:background-image/>
      </style:table-cell-properties>
    </style:style>
    <style:style style:name="Table1.B1" style:family="table-cell">
      <style:table-cell-properties style:vertical-align="" fo:background-color="#efefef" fo:padding="0.0271in" fo:border="1pt solid #434343">
        <style:background-image/>
      </style:table-cell-properties>
    </style:style>
    <style:style style:name="Table1.B2" style:family="table-cell">
      <style:table-cell-properties style:vertical-align="" fo:padding="0.0271in" fo:border="1pt solid #434343"/>
    </style:style>
    <style:style style:name="Table1.C2" style:family="table-cell">
      <style:table-cell-properties style:vertical-align="" fo:padding="0.0271in" fo:border="1pt solid #434343"/>
    </style:style>
    <style:style style:name="Table1.D2" style:family="table-cell">
      <style:table-cell-properties style:vertical-align="" fo:padding="0.0271in" fo:border="1pt solid #434343"/>
    </style:style>
    <style:style style:name="Table1.E2" style:family="table-cell">
      <style:table-cell-properties style:vertical-align="" fo:padding="0.0271in" fo:border="1pt solid #434343"/>
    </style:style>
    <style:style style:name="Table1.F2" style:family="table-cell">
      <style:table-cell-properties style:vertical-align="" fo:padding="0.0271in" fo:border="1pt solid #434343"/>
    </style:style>
    <style:style style:name="Table1.H2" style:family="table-cell">
      <style:table-cell-properties style:vertical-align="" fo:padding="0.0271in" fo:border="1pt solid #434343"/>
    </style:style>
    <style:style style:name="Table1.I2" style:family="table-cell">
      <style:table-cell-properties style:vertical-align="" fo:padding="0.0271in" fo:border="1pt solid #434343"/>
    </style:style>
    <style:style style:name="Table1.J2" style:family="table-cell">
      <style:table-cell-properties style:vertical-align="" fo:padding="0.0271in" fo:border="1pt solid #434343"/>
    </style:style>
    <style:style style:name="Table1.B3" style:family="table-cell">
      <style:table-cell-properties style:vertical-align="" fo:padding="0.0271in" fo:border="1pt solid #434343"/>
    </style:style>
    <style:style style:name="Table1.D3" style:family="table-cell">
      <style:table-cell-properties style:vertical-align="" fo:padding="0.0271in" fo:border="1pt solid #434343"/>
    </style:style>
    <style:style style:name="Table1.F3" style:family="table-cell">
      <style:table-cell-properties style:vertical-align="" fo:padding="0.0271in" fo:border="1pt solid #434343"/>
    </style:style>
    <style:style style:name="Table1.G3" style:family="table-cell">
      <style:table-cell-properties style:vertical-align="" fo:padding="0.0271in" fo:border="1pt solid #434343"/>
    </style:style>
    <style:style style:name="Table1.H3" style:family="table-cell">
      <style:table-cell-properties style:vertical-align="" fo:padding="0.0271in" fo:border="1pt solid #434343"/>
    </style:style>
    <style:style style:name="Table1.J3" style:family="table-cell">
      <style:table-cell-properties style:vertical-align="" fo:padding="0.0271in" fo:border="1pt solid #434343"/>
    </style:style>
    <style:style style:name="Table1.B4" style:family="table-cell">
      <style:table-cell-properties style:vertical-align="" fo:padding="0.0271in" fo:border="1pt solid #434343"/>
    </style:style>
    <style:style style:name="Table1.C4" style:family="table-cell">
      <style:table-cell-properties style:vertical-align="" fo:padding="0.0271in" fo:border="1pt solid #434343"/>
    </style:style>
    <style:style style:name="Table1.D4" style:family="table-cell">
      <style:table-cell-properties style:vertical-align="" fo:padding="0.0271in" fo:border="1pt solid #434343"/>
    </style:style>
    <style:style style:name="Table1.E4" style:family="table-cell">
      <style:table-cell-properties style:vertical-align="" fo:padding="0.0271in" fo:border="1pt solid #434343"/>
    </style:style>
    <style:style style:name="Table1.G4" style:family="table-cell">
      <style:table-cell-properties style:vertical-align="" fo:padding="0.0271in" fo:border="1pt solid #434343"/>
    </style:style>
    <style:style style:name="Table1.H4" style:family="table-cell">
      <style:table-cell-properties style:vertical-align="" fo:padding="0.0271in" fo:border="1pt solid #434343"/>
    </style:style>
    <style:style style:name="Table1.I4" style:family="table-cell">
      <style:table-cell-properties style:vertical-align="" fo:padding="0.0271in" fo:border="1pt solid #434343"/>
    </style:style>
    <style:style style:name="Table1.J4" style:family="table-cell">
      <style:table-cell-properties style:vertical-align="" fo:padding="0.0271in" fo:border="1pt solid #434343"/>
    </style:style>
    <style:style style:name="Table1.C5" style:family="table-cell">
      <style:table-cell-properties style:vertical-align="" fo:padding="0.0271in" fo:border="1pt solid #434343"/>
    </style:style>
    <style:style style:name="Table1.E5" style:family="table-cell">
      <style:table-cell-properties style:vertical-align="" fo:padding="0.0271in" fo:border="1pt solid #434343"/>
    </style:style>
    <style:style style:name="Table1.F5" style:family="table-cell">
      <style:table-cell-properties style:vertical-align="" fo:padding="0.0271in" fo:border="1pt solid #434343"/>
    </style:style>
    <style:style style:name="Table1.G5" style:family="table-cell">
      <style:table-cell-properties style:vertical-align="" fo:padding="0.0271in" fo:border="1pt solid #434343"/>
    </style:style>
    <style:style style:name="Table1.I5" style:family="table-cell">
      <style:table-cell-properties style:vertical-align="" fo:padding="0.0271in" fo:border="1pt solid #434343"/>
    </style:style>
    <style:style style:name="Table1.B6" style:family="table-cell">
      <style:table-cell-properties style:vertical-align="" fo:padding="0.0271in" fo:border="1pt solid #434343"/>
    </style:style>
    <style:style style:name="Table1.C6" style:family="table-cell">
      <style:table-cell-properties style:vertical-align="" fo:padding="0.0271in" fo:border="1pt solid #434343"/>
    </style:style>
    <style:style style:name="Table1.D6" style:family="table-cell">
      <style:table-cell-properties style:vertical-align="" fo:padding="0.0271in" fo:border="1pt solid #434343"/>
    </style:style>
    <style:style style:name="Table1.E6" style:family="table-cell">
      <style:table-cell-properties style:vertical-align="" fo:padding="0.0271in" fo:border="1pt solid #434343"/>
    </style:style>
    <style:style style:name="Table1.G6" style:family="table-cell">
      <style:table-cell-properties style:vertical-align="" fo:padding="0.0271in" fo:border="1pt solid #434343"/>
    </style:style>
    <style:style style:name="Table1.H6" style:family="table-cell">
      <style:table-cell-properties style:vertical-align="" fo:padding="0.0271in" fo:border="1pt solid #434343"/>
    </style:style>
    <style:style style:name="Table1.I6" style:family="table-cell">
      <style:table-cell-properties style:vertical-align="" fo:padding="0.0271in" fo:border="1pt solid #434343"/>
    </style:style>
    <style:style style:name="Table1.J6" style:family="table-cell">
      <style:table-cell-properties style:vertical-align="" fo:padding="0.0271in" fo:border="1pt solid #434343"/>
    </style:style>
    <style:style style:name="Table1.B7" style:family="table-cell">
      <style:table-cell-properties style:vertical-align="" fo:padding="0.0271in" fo:border="1pt solid #434343"/>
    </style:style>
    <style:style style:name="Table1.D7" style:family="table-cell">
      <style:table-cell-properties style:vertical-align="" fo:padding="0.0271in" fo:border="1pt solid #434343"/>
    </style:style>
    <style:style style:name="Table1.E7" style:family="table-cell">
      <style:table-cell-properties style:vertical-align="" fo:padding="0.0271in" fo:border="1pt solid #434343"/>
    </style:style>
    <style:style style:name="Table1.F7" style:family="table-cell">
      <style:table-cell-properties style:vertical-align="" fo:padding="0.0271in" fo:border="1pt solid #434343"/>
    </style:style>
    <style:style style:name="Table1.H7" style:family="table-cell">
      <style:table-cell-properties style:vertical-align="" fo:padding="0.0271in" fo:border="1pt solid #434343"/>
    </style:style>
    <style:style style:name="Table1.J7" style:family="table-cell">
      <style:table-cell-properties style:vertical-align="" fo:padding="0.0271in" fo:border="1pt solid #434343"/>
    </style:style>
    <style:style style:name="Table1.B8" style:family="table-cell">
      <style:table-cell-properties style:vertical-align="" fo:padding="0.0271in" fo:border="1pt solid #434343"/>
    </style:style>
    <style:style style:name="Table1.C8" style:family="table-cell">
      <style:table-cell-properties style:vertical-align="" fo:padding="0.0271in" fo:border="1pt solid #434343"/>
    </style:style>
    <style:style style:name="Table1.D8" style:family="table-cell">
      <style:table-cell-properties style:vertical-align="" fo:padding="0.0271in" fo:border="1pt solid #434343"/>
    </style:style>
    <style:style style:name="Table1.F8" style:family="table-cell">
      <style:table-cell-properties style:vertical-align="" fo:padding="0.0271in" fo:border="1pt solid #434343"/>
    </style:style>
    <style:style style:name="Table1.G8" style:family="table-cell">
      <style:table-cell-properties style:vertical-align="" fo:padding="0.0271in" fo:border="1pt solid #434343"/>
    </style:style>
    <style:style style:name="Table1.H8" style:family="table-cell">
      <style:table-cell-properties style:vertical-align="" fo:padding="0.0271in" fo:border="1pt solid #434343"/>
    </style:style>
    <style:style style:name="Table1.I8" style:family="table-cell">
      <style:table-cell-properties style:vertical-align="" fo:padding="0.0271in" fo:border="1pt solid #434343"/>
    </style:style>
    <style:style style:name="Table1.J8" style:family="table-cell">
      <style:table-cell-properties style:vertical-align="" fo:padding="0.0271in" fo:border="1pt solid #434343"/>
    </style:style>
    <style:style style:name="Table2" style:family="table">
      <style:table-properties style:width="4.6465in" fo:margin-left="0in" fo:margin-top="0in" fo:margin-bottom="0in" table:align="left"/>
    </style:style>
    <style:style style:name="Table2.A" style:family="table-column">
      <style:table-column-properties style:column-width="0.4222in"/>
    </style:style>
    <style:style style:name="Table2.E" style:family="table-column">
      <style:table-column-properties style:column-width="0.4229in"/>
    </style:style>
    <style:style style:name="Table2.1" style:family="table-row">
      <style:table-row-properties style:min-row-height="0.4132in" fo:keep-together="auto"/>
    </style:style>
    <style:style style:name="Table2.A1" style:family="table-cell">
      <style:table-cell-properties style:vertical-align="" fo:background-color="#666666" fo:padding="0.0271in" fo:border="1pt solid #434343">
        <style:background-image/>
      </style:table-cell-properties>
    </style:style>
    <style:style style:name="Table2.B1" style:family="table-cell">
      <style:table-cell-properties style:vertical-align="" fo:background-color="#efefef" fo:padding="0.0271in" fo:border="1pt solid #434343">
        <style:background-image/>
      </style:table-cell-properties>
    </style:style>
    <style:style style:name="Table2.B2" style:family="table-cell">
      <style:table-cell-properties style:vertical-align="" fo:padding="0.0271in" fo:border="1pt solid #434343"/>
    </style:style>
    <style:style style:name="Table2.C2" style:family="table-cell">
      <style:table-cell-properties style:vertical-align="" fo:padding="0.0271in" fo:border="1pt solid #434343"/>
    </style:style>
    <style:style style:name="Table2.D2" style:family="table-cell">
      <style:table-cell-properties style:vertical-align="" fo:padding="0.0271in" fo:border="1pt solid #434343"/>
    </style:style>
    <style:style style:name="Table2.E2" style:family="table-cell">
      <style:table-cell-properties style:vertical-align="" fo:padding="0.0271in" fo:border="1pt solid #434343"/>
    </style:style>
    <style:style style:name="Table2.F2" style:family="table-cell">
      <style:table-cell-properties style:vertical-align="" fo:padding="0.0271in" fo:border="1pt solid #434343"/>
    </style:style>
    <style:style style:name="Table2.H2" style:family="table-cell">
      <style:table-cell-properties style:vertical-align="" fo:padding="0.0271in" fo:border="1pt solid #434343"/>
    </style:style>
    <style:style style:name="Table2.I2" style:family="table-cell">
      <style:table-cell-properties style:vertical-align="" fo:padding="0.0271in" fo:border="1pt solid #434343"/>
    </style:style>
    <style:style style:name="Table2.J2" style:family="table-cell">
      <style:table-cell-properties style:vertical-align="" fo:padding="0.0271in" fo:border="1pt solid #434343"/>
    </style:style>
    <style:style style:name="Table2.B3" style:family="table-cell">
      <style:table-cell-properties style:vertical-align="" fo:padding="0.0271in" fo:border="1pt solid #434343"/>
    </style:style>
    <style:style style:name="Table2.D3" style:family="table-cell">
      <style:table-cell-properties style:vertical-align="" fo:padding="0.0271in" fo:border="1pt solid #434343"/>
    </style:style>
    <style:style style:name="Table2.F3" style:family="table-cell">
      <style:table-cell-properties style:vertical-align="" fo:padding="0.0271in" fo:border="1pt solid #434343"/>
    </style:style>
    <style:style style:name="Table2.G3" style:family="table-cell">
      <style:table-cell-properties style:vertical-align="" fo:padding="0.0271in" fo:border="1pt solid #434343"/>
    </style:style>
    <style:style style:name="Table2.H3" style:family="table-cell">
      <style:table-cell-properties style:vertical-align="" fo:padding="0.0271in" fo:border="1pt solid #434343"/>
    </style:style>
    <style:style style:name="Table2.J3" style:family="table-cell">
      <style:table-cell-properties style:vertical-align="" fo:padding="0.0271in" fo:border="1pt solid #434343"/>
    </style:style>
    <style:style style:name="Table2.B4" style:family="table-cell">
      <style:table-cell-properties style:vertical-align="" fo:padding="0.0271in" fo:border="1pt solid #434343"/>
    </style:style>
    <style:style style:name="Table2.C4" style:family="table-cell">
      <style:table-cell-properties style:vertical-align="" fo:padding="0.0271in" fo:border="1pt solid #434343"/>
    </style:style>
    <style:style style:name="Table2.D4" style:family="table-cell">
      <style:table-cell-properties style:vertical-align="" fo:padding="0.0271in" fo:border="1pt solid #434343"/>
    </style:style>
    <style:style style:name="Table2.E4" style:family="table-cell">
      <style:table-cell-properties style:vertical-align="" fo:padding="0.0271in" fo:border="1pt solid #434343"/>
    </style:style>
    <style:style style:name="Table2.G4" style:family="table-cell">
      <style:table-cell-properties style:vertical-align="" fo:padding="0.0271in" fo:border="1pt solid #434343"/>
    </style:style>
    <style:style style:name="Table2.H4" style:family="table-cell">
      <style:table-cell-properties style:vertical-align="" fo:padding="0.0271in" fo:border="1pt solid #434343"/>
    </style:style>
    <style:style style:name="Table2.I4" style:family="table-cell">
      <style:table-cell-properties style:vertical-align="" fo:padding="0.0271in" fo:border="1pt solid #434343"/>
    </style:style>
    <style:style style:name="Table2.J4" style:family="table-cell">
      <style:table-cell-properties style:vertical-align="" fo:padding="0.0271in" fo:border="1pt solid #434343"/>
    </style:style>
    <style:style style:name="Table2.C5" style:family="table-cell">
      <style:table-cell-properties style:vertical-align="" fo:padding="0.0271in" fo:border="1pt solid #434343"/>
    </style:style>
    <style:style style:name="Table2.E5" style:family="table-cell">
      <style:table-cell-properties style:vertical-align="" fo:padding="0.0271in" fo:border="1pt solid #434343"/>
    </style:style>
    <style:style style:name="Table2.F5" style:family="table-cell">
      <style:table-cell-properties style:vertical-align="" fo:padding="0.0271in" fo:border="1pt solid #434343"/>
    </style:style>
    <style:style style:name="Table2.G5" style:family="table-cell">
      <style:table-cell-properties style:vertical-align="" fo:padding="0.0271in" fo:border="1pt solid #434343"/>
    </style:style>
    <style:style style:name="Table2.I5" style:family="table-cell">
      <style:table-cell-properties style:vertical-align="" fo:padding="0.0271in" fo:border="1pt solid #434343"/>
    </style:style>
    <style:style style:name="Table2.B6" style:family="table-cell">
      <style:table-cell-properties style:vertical-align="" fo:padding="0.0271in" fo:border="1pt solid #434343"/>
    </style:style>
    <style:style style:name="Table2.C6" style:family="table-cell">
      <style:table-cell-properties style:vertical-align="" fo:padding="0.0271in" fo:border="1pt solid #434343"/>
    </style:style>
    <style:style style:name="Table2.D6" style:family="table-cell">
      <style:table-cell-properties style:vertical-align="" fo:padding="0.0271in" fo:border="1pt solid #434343"/>
    </style:style>
    <style:style style:name="Table2.E6" style:family="table-cell">
      <style:table-cell-properties style:vertical-align="" fo:padding="0.0271in" fo:border="1pt solid #434343"/>
    </style:style>
    <style:style style:name="Table2.G6" style:family="table-cell">
      <style:table-cell-properties style:vertical-align="" fo:padding="0.0271in" fo:border="1pt solid #434343"/>
    </style:style>
    <style:style style:name="Table2.H6" style:family="table-cell">
      <style:table-cell-properties style:vertical-align="" fo:padding="0.0271in" fo:border="1pt solid #434343"/>
    </style:style>
    <style:style style:name="Table2.I6" style:family="table-cell">
      <style:table-cell-properties style:vertical-align="" fo:padding="0.0271in" fo:border="1pt solid #434343"/>
    </style:style>
    <style:style style:name="Table2.J6" style:family="table-cell">
      <style:table-cell-properties style:vertical-align="" fo:padding="0.0271in" fo:border="1pt solid #434343"/>
    </style:style>
    <style:style style:name="Table2.B7" style:family="table-cell">
      <style:table-cell-properties style:vertical-align="" fo:padding="0.0271in" fo:border="1pt solid #434343"/>
    </style:style>
    <style:style style:name="Table2.D7" style:family="table-cell">
      <style:table-cell-properties style:vertical-align="" fo:padding="0.0271in" fo:border="1pt solid #434343"/>
    </style:style>
    <style:style style:name="Table2.E7" style:family="table-cell">
      <style:table-cell-properties style:vertical-align="" fo:padding="0.0271in" fo:border="1pt solid #434343"/>
    </style:style>
    <style:style style:name="Table2.F7" style:family="table-cell">
      <style:table-cell-properties style:vertical-align="" fo:padding="0.0271in" fo:border="1pt solid #434343"/>
    </style:style>
    <style:style style:name="Table2.H7" style:family="table-cell">
      <style:table-cell-properties style:vertical-align="" fo:padding="0.0271in" fo:border="1pt solid #434343"/>
    </style:style>
    <style:style style:name="Table2.J7" style:family="table-cell">
      <style:table-cell-properties style:vertical-align="" fo:padding="0.0271in" fo:border="1pt solid #434343"/>
    </style:style>
    <style:style style:name="Table2.B8" style:family="table-cell">
      <style:table-cell-properties style:vertical-align="" fo:padding="0.0271in" fo:border="1pt solid #434343"/>
    </style:style>
    <style:style style:name="Table2.C8" style:family="table-cell">
      <style:table-cell-properties style:vertical-align="" fo:padding="0.0271in" fo:border="1pt solid #434343"/>
    </style:style>
    <style:style style:name="Table2.D8" style:family="table-cell">
      <style:table-cell-properties style:vertical-align="" fo:padding="0.0271in" fo:border="1pt solid #434343"/>
    </style:style>
    <style:style style:name="Table2.F8" style:family="table-cell">
      <style:table-cell-properties style:vertical-align="" fo:padding="0.0271in" fo:border="1pt solid #434343"/>
    </style:style>
    <style:style style:name="Table2.G8" style:family="table-cell">
      <style:table-cell-properties style:vertical-align="" fo:padding="0.0271in" fo:border="1pt solid #434343"/>
    </style:style>
    <style:style style:name="Table2.H8" style:family="table-cell">
      <style:table-cell-properties style:vertical-align="" fo:padding="0.0271in" fo:border="1pt solid #434343"/>
    </style:style>
    <style:style style:name="Table2.I8" style:family="table-cell">
      <style:table-cell-properties style:vertical-align="" fo:padding="0.0271in" fo:border="1pt solid #434343"/>
    </style:style>
    <style:style style:name="Table2.J8" style:family="table-cell">
      <style:table-cell-properties style:vertical-align="" fo:padding="0.0271in" fo:border="1pt solid #434343"/>
    </style:style>
    <style:style style:name="Table3" style:family="table">
      <style:table-properties style:width="4.6451in" fo:margin-left="0in" fo:margin-top="0in" fo:margin-bottom="0in" table:align="left"/>
    </style:style>
    <style:style style:name="Table3.A" style:family="table-column">
      <style:table-column-properties style:column-width="0.4222in"/>
    </style:style>
    <style:style style:name="Table3.1" style:family="table-row">
      <style:table-row-properties style:min-row-height="0.4132in" fo:keep-together="auto"/>
    </style:style>
    <style:style style:name="Table3.A1" style:family="table-cell">
      <style:table-cell-properties style:vertical-align="middle" fo:background-color="#666666" fo:padding="0.0271in" fo:border="1pt solid #434343">
        <style:background-image/>
      </style:table-cell-properties>
    </style:style>
    <style:style style:name="Table3.B1" style:family="table-cell">
      <style:table-cell-properties style:vertical-align="middle" fo:background-color="#efefef" fo:padding="0.0271in" fo:border="1pt solid #434343">
        <style:background-image/>
      </style:table-cell-properties>
    </style:style>
    <style:style style:name="Table3.B2" style:family="table-cell">
      <style:table-cell-properties style:vertical-align="middle" fo:padding="0.0271in" fo:border="1pt solid #434343"/>
    </style:style>
    <style:style style:name="Table3.C2" style:family="table-cell">
      <style:table-cell-properties style:vertical-align="middle" fo:padding="0.0271in" fo:border="1pt solid #434343"/>
    </style:style>
    <style:style style:name="Table3.D2" style:family="table-cell">
      <style:table-cell-properties style:vertical-align="middle" fo:padding="0.0271in" fo:border="1pt solid #434343"/>
    </style:style>
    <style:style style:name="Table3.E2" style:family="table-cell">
      <style:table-cell-properties style:vertical-align="middle" fo:padding="0.0271in" fo:border="1pt solid #434343"/>
    </style:style>
    <style:style style:name="Table3.F2" style:family="table-cell">
      <style:table-cell-properties style:vertical-align="middle" fo:padding="0.0271in" fo:border="1pt solid #434343"/>
    </style:style>
    <style:style style:name="Table3.H2" style:family="table-cell">
      <style:table-cell-properties style:vertical-align="middle" fo:padding="0.0271in" fo:border="1pt solid #434343"/>
    </style:style>
    <style:style style:name="Table3.I2" style:family="table-cell">
      <style:table-cell-properties style:vertical-align="middle" fo:padding="0.0271in" fo:border="1pt solid #434343"/>
    </style:style>
    <style:style style:name="Table3.J2" style:family="table-cell">
      <style:table-cell-properties style:vertical-align="middle" fo:padding="0.0271in" fo:border="1pt solid #434343"/>
    </style:style>
    <style:style style:name="Table3.B3" style:family="table-cell">
      <style:table-cell-properties style:vertical-align="middle" fo:padding="0.0271in" fo:border="1pt solid #434343"/>
    </style:style>
    <style:style style:name="Table3.D3" style:family="table-cell">
      <style:table-cell-properties style:vertical-align="middle" fo:padding="0.0271in" fo:border="1pt solid #434343"/>
    </style:style>
    <style:style style:name="Table3.F3" style:family="table-cell">
      <style:table-cell-properties style:vertical-align="middle" fo:padding="0.0271in" fo:border="1pt solid #434343"/>
    </style:style>
    <style:style style:name="Table3.G3" style:family="table-cell">
      <style:table-cell-properties style:vertical-align="middle" fo:padding="0.0271in" fo:border="1pt solid #434343"/>
    </style:style>
    <style:style style:name="Table3.H3" style:family="table-cell">
      <style:table-cell-properties style:vertical-align="middle" fo:padding="0.0271in" fo:border="1pt solid #434343"/>
    </style:style>
    <style:style style:name="Table3.J3" style:family="table-cell">
      <style:table-cell-properties style:vertical-align="middle" fo:padding="0.0271in" fo:border="1pt solid #434343"/>
    </style:style>
    <style:style style:name="Table3.B4" style:family="table-cell">
      <style:table-cell-properties style:vertical-align="middle" fo:padding="0.0271in" fo:border="1pt solid #434343"/>
    </style:style>
    <style:style style:name="Table3.C4" style:family="table-cell">
      <style:table-cell-properties style:vertical-align="middle" fo:padding="0.0271in" fo:border="1pt solid #434343"/>
    </style:style>
    <style:style style:name="Table3.D4" style:family="table-cell">
      <style:table-cell-properties style:vertical-align="middle" fo:padding="0.0271in" fo:border="1pt solid #434343"/>
    </style:style>
    <style:style style:name="Table3.E4" style:family="table-cell">
      <style:table-cell-properties style:vertical-align="middle" fo:padding="0.0271in" fo:border="1pt solid #434343"/>
    </style:style>
    <style:style style:name="Table3.G4" style:family="table-cell">
      <style:table-cell-properties style:vertical-align="middle" fo:padding="0.0271in" fo:border="1pt solid #434343"/>
    </style:style>
    <style:style style:name="Table3.H4" style:family="table-cell">
      <style:table-cell-properties style:vertical-align="middle" fo:padding="0.0271in" fo:border="1pt solid #434343"/>
    </style:style>
    <style:style style:name="Table3.I4" style:family="table-cell">
      <style:table-cell-properties style:vertical-align="middle" fo:padding="0.0271in" fo:border="1pt solid #434343"/>
    </style:style>
    <style:style style:name="Table3.J4" style:family="table-cell">
      <style:table-cell-properties style:vertical-align="middle" fo:padding="0.0271in" fo:border="1pt solid #434343"/>
    </style:style>
    <style:style style:name="Table3.C5" style:family="table-cell">
      <style:table-cell-properties style:vertical-align="middle" fo:padding="0.0271in" fo:border="1pt solid #434343"/>
    </style:style>
    <style:style style:name="Table3.E5" style:family="table-cell">
      <style:table-cell-properties style:vertical-align="middle" fo:padding="0.0271in" fo:border="1pt solid #434343"/>
    </style:style>
    <style:style style:name="Table3.F5" style:family="table-cell">
      <style:table-cell-properties style:vertical-align="middle" fo:padding="0.0271in" fo:border="1pt solid #434343"/>
    </style:style>
    <style:style style:name="Table3.G5" style:family="table-cell">
      <style:table-cell-properties style:vertical-align="middle" fo:padding="0.0271in" fo:border="1pt solid #434343"/>
    </style:style>
    <style:style style:name="Table3.I5" style:family="table-cell">
      <style:table-cell-properties style:vertical-align="middle" fo:padding="0.0271in" fo:border="1pt solid #434343"/>
    </style:style>
    <style:style style:name="Table3.B6" style:family="table-cell">
      <style:table-cell-properties style:vertical-align="middle" fo:padding="0.0271in" fo:border="1pt solid #434343"/>
    </style:style>
    <style:style style:name="Table3.C6" style:family="table-cell">
      <style:table-cell-properties style:vertical-align="middle" fo:padding="0.0271in" fo:border="1pt solid #434343"/>
    </style:style>
    <style:style style:name="Table3.D6" style:family="table-cell">
      <style:table-cell-properties style:vertical-align="middle" fo:padding="0.0271in" fo:border="1pt solid #434343"/>
    </style:style>
    <style:style style:name="Table3.E6" style:family="table-cell">
      <style:table-cell-properties style:vertical-align="middle" fo:padding="0.0271in" fo:border="1pt solid #434343"/>
    </style:style>
    <style:style style:name="Table3.G6" style:family="table-cell">
      <style:table-cell-properties style:vertical-align="middle" fo:padding="0.0271in" fo:border="1pt solid #434343"/>
    </style:style>
    <style:style style:name="Table3.H6" style:family="table-cell">
      <style:table-cell-properties style:vertical-align="middle" fo:padding="0.0271in" fo:border="1pt solid #434343"/>
    </style:style>
    <style:style style:name="Table3.I6" style:family="table-cell">
      <style:table-cell-properties style:vertical-align="middle" fo:padding="0.0271in" fo:border="1pt solid #434343"/>
    </style:style>
    <style:style style:name="Table3.J6" style:family="table-cell">
      <style:table-cell-properties style:vertical-align="middle" fo:padding="0.0271in" fo:border="1pt solid #434343"/>
    </style:style>
    <style:style style:name="Table3.B7" style:family="table-cell">
      <style:table-cell-properties style:vertical-align="middle" fo:padding="0.0271in" fo:border="1pt solid #434343"/>
    </style:style>
    <style:style style:name="Table3.D7" style:family="table-cell">
      <style:table-cell-properties style:vertical-align="middle" fo:padding="0.0271in" fo:border="1pt solid #434343"/>
    </style:style>
    <style:style style:name="Table3.E7" style:family="table-cell">
      <style:table-cell-properties style:vertical-align="middle" fo:padding="0.0271in" fo:border="1pt solid #434343"/>
    </style:style>
    <style:style style:name="Table3.F7" style:family="table-cell">
      <style:table-cell-properties style:vertical-align="middle" fo:padding="0.0271in" fo:border="1pt solid #434343"/>
    </style:style>
    <style:style style:name="Table3.H7" style:family="table-cell">
      <style:table-cell-properties style:vertical-align="middle" fo:padding="0.0271in" fo:border="1pt solid #434343"/>
    </style:style>
    <style:style style:name="Table3.J7" style:family="table-cell">
      <style:table-cell-properties style:vertical-align="middle" fo:padding="0.0271in" fo:border="1pt solid #434343"/>
    </style:style>
    <style:style style:name="Table3.B8" style:family="table-cell">
      <style:table-cell-properties style:vertical-align="middle" fo:padding="0.0271in" fo:border="1pt solid #434343"/>
    </style:style>
    <style:style style:name="Table3.C8" style:family="table-cell">
      <style:table-cell-properties style:vertical-align="middle" fo:padding="0.0271in" fo:border="1pt solid #434343"/>
    </style:style>
    <style:style style:name="Table3.D8" style:family="table-cell">
      <style:table-cell-properties style:vertical-align="middle" fo:padding="0.0271in" fo:border="1pt solid #434343"/>
    </style:style>
    <style:style style:name="Table3.F8" style:family="table-cell">
      <style:table-cell-properties style:vertical-align="middle" fo:padding="0.0271in" fo:border="1pt solid #434343"/>
    </style:style>
    <style:style style:name="Table3.G8" style:family="table-cell">
      <style:table-cell-properties style:vertical-align="middle" fo:padding="0.0271in" fo:border="1pt solid #434343"/>
    </style:style>
    <style:style style:name="Table3.H8" style:family="table-cell">
      <style:table-cell-properties style:vertical-align="middle" fo:padding="0.0271in" fo:border="1pt solid #434343"/>
    </style:style>
    <style:style style:name="Table3.I8" style:family="table-cell">
      <style:table-cell-properties style:vertical-align="middle" fo:padding="0.0271in" fo:border="1pt solid #434343"/>
    </style:style>
    <style:style style:name="Table3.J8" style:family="table-cell">
      <style:table-cell-properties style:vertical-align="middle" fo:padding="0.0271in" fo:border="1pt solid #434343"/>
    </style:style>
    <style:style style:name="P1" style:family="paragraph" style:parent-style-name="Standard">
      <style:paragraph-properties fo:line-height="100%" fo:orphans="0" fo:widows="0"/>
      <style:text-properties fo:font-size="7pt" style:font-size-asian="7pt" style:font-size-complex="7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0.2945in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7pt" style:font-size-asian="7pt" style:font-size-complex="7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2953in" fo:margin-right="0in" fo:margin-top="0in" fo:margin-bottom="0.0555in" loext:contextual-spacing="false" fo:line-height="100%" fo:text-indent="-0.2953in" style:auto-text-indent="false">
        <style:tab-stops>
          <style:tab-stop style:position="0.2945in"/>
        </style:tab-stops>
      </style:paragraph-properties>
    </style:style>
    <style:style style:name="P9" style:family="paragraph" style:parent-style-name="Standard">
      <style:paragraph-properties fo:margin-left="0.2953in" fo:margin-right="0in" fo:text-indent="-0.2953in" style:auto-text-indent="false">
        <style:tab-stops>
          <style:tab-stop style:position="0.2945in"/>
        </style:tab-stops>
      </style:paragraph-properties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.2945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>
        <style:tab-stops>
          <style:tab-stop style:position="0.2945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.0555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>
        <style:tab-stops>
          <style:tab-stop style:position="0.2925in"/>
          <style:tab-stop style:position="0.2945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>
        <style:tab-stops>
          <style:tab-stop style:position="0.2925in"/>
          <style:tab-stop style:position="0.2945in"/>
        </style:tab-stops>
      </style:paragraph-properties>
      <style:text-properties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margin-left="0.2953in" fo:margin-right="0in" fo:margin-top="0in" fo:margin-bottom="0.0555in" loext:contextual-spacing="false" fo:line-height="100%" fo:text-indent="0in" style:auto-text-indent="false">
        <style:tab-stops>
          <style:tab-stop style:position="0.2945in"/>
        </style:tab-stops>
      </style:paragraph-properties>
    </style:style>
    <style:style style:name="P17" style:family="paragraph" style:parent-style-name="Standard">
      <style:paragraph-properties fo:margin-left="0.2953in" fo:margin-right="0in" fo:text-indent="0in" style:auto-text-indent="false">
        <style:tab-stops>
          <style:tab-stop style:position="0.2945in"/>
        </style:tab-stops>
      </style:paragraph-properties>
    </style:style>
    <style:style style:name="P18" style:family="paragraph" style:parent-style-name="Standard">
      <style:paragraph-properties fo:margin-top="0in" fo:margin-bottom="0.0555in" loext:contextual-spacing="false" fo:line-height="100%" fo:text-align="center" style:justify-single-word="false"/>
    </style:style>
    <style:style style:name="P19" style:family="paragraph" style:parent-style-name="Subtitle">
      <style:paragraph-properties fo:text-align="center" style:justify-single-word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margin-top="0.278in" fo:margin-bottom="0.0555in" loext:contextual-spacing="false" fo:line-height="100%"/>
      <style:text-properties fo:color="#ffffff"/>
    </style:style>
    <style:style style:name="P22" style:family="paragraph" style:parent-style-name="Heading_20_1">
      <style:paragraph-properties fo:margin-top="0.278in" fo:margin-bottom="0.0555in" loext:contextual-spacing="false" fo:line-height="100%" fo:break-before="page"/>
    </style:style>
    <style:style style:name="P23" style:family="paragraph" style:parent-style-name="Heading_20_2">
      <style:paragraph-properties fo:margin-left="0.2953in" fo:margin-right="0in" fo:margin-top="0in" fo:margin-bottom="0.0835in" loext:contextual-spacing="false" fo:line-height="100%" fo:text-indent="-0.2953in" style:auto-text-indent="false">
        <style:tab-stops>
          <style:tab-stop style:position="0.2945in"/>
        </style:tab-stops>
      </style:paragraph-properties>
    </style:style>
    <style:style style:name="P24" style:family="paragraph" style:parent-style-name="Heading_20_2">
      <style:paragraph-properties fo:margin-left="0.2953in" fo:margin-right="0in" fo:margin-top="0in" fo:margin-bottom="0.0835in" loext:contextual-spacing="false" fo:line-height="100%" fo:text-indent="0in" style:auto-text-indent="false">
        <style:tab-stops>
          <style:tab-stop style:position="0.2945in"/>
        </style:tab-stops>
      </style:paragraph-properties>
    </style:style>
    <style:style style:name="P25" style:family="paragraph" style:parent-style-name="Title" style:master-page-name="Standard">
      <style:paragraph-properties fo:text-align="center" style:justify-single-word="false" style:page-number="1"/>
    </style:style>
    <style:style style:name="P26" style:family="paragraph" style:parent-style-name="Title">
      <style:paragraph-properties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fo:color="#ffffff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9pt" fo:font-weight="bold" style:font-size-asian="9pt" style:font-weight-asian="bold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/>
    </style:style>
    <style:style style:name="T10" style:family="text">
      <style:text-properties fo:font-size="9pt" fo:font-style="italic" style:font-size-asian="9pt" style:font-style-asian="italic" style:font-size-complex="9pt"/>
    </style:style>
    <style:style style:name="Sect1" style:family="section">
      <style:section-properties style:editable="false">
        <style:columns fo:column-count="2">
          <style:column style:rel-width="32770*" fo:start-indent="0in" fo:end-indent="0.1965in"/>
          <style:column style:rel-width="32765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70*" fo:start-indent="0in" fo:end-indent="0.1965in"/>
          <style:column style:rel-width="32765*" fo:start-indent="0.196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8l1d15herj31"/>2024 Christmas crossword</text:p>
      <text:p text:style-name="P19"><text:bookmark text:name="_zbkfwqz4evp3"/>by Tennisbat and Kazoo</text:p>
      <text:p text:style-name="Heading_20_1"><text:bookmark text:name="_4rnipw6f9h62"/><text:span text:style-name="T2">Cryptic grid</text:span></text:p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4"/>
        <table:table-column table:style-name="Table1.E"/>
        <table:table-column table:style-name="Table1.A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1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2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3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4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5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6</text:span>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  <table:table-cell table:style-name="Table1.F2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H2" office:value-type="string">
            <text:p text:style-name="P7"><text:span text:style-name="T3">7</text:span></text:p>
          </table:table-cell>
          <table:table-cell table:style-name="Table1.I2" office:value-type="string">
            <text:p text:style-name="P6"/>
          </table:table-cell>
          <table:table-cell table:style-name="Table1.J2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3" office:value-type="string">
            <text:p text:style-name="P7"><text:span text:style-name="T3">8</text:span></text:p>
          </table:table-cell>
          <table:table-cell table:style-name="Table1.G3" office:value-type="string">
            <text:p text:style-name="P7"><text:span text:style-name="T3">9</text:span></text:p>
          </table:table-cell>
          <table:table-cell table:style-name="Table1.H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3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10</text:span>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7"><text:span text:style-name="T3">11</text:span></text:p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7"><text:span text:style-name="T3">12</text:span></text:p>
          </table:table-cell>
          <table:table-cell table:style-name="Table1.A1" office:value-type="string">
            <text:p text:style-name="P6"/>
          </table:table-cell>
          <table:table-cell table:style-name="Table1.G4" office:value-type="string">
            <text:p text:style-name="P7"><text:span text:style-name="T3">13</text:span></text:p>
          </table:table-cell>
          <table:table-cell table:style-name="Table1.H4" office:value-type="string">
            <text:p text:style-name="P6"/>
          </table:table-cell>
          <table:table-cell table:style-name="Table1.I4" office:value-type="string">
            <text:p text:style-name="P7"><text:span text:style-name="T3">14</text:span></text:p>
          </table:table-cell>
          <table:table-cell table:style-name="Table1.J4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E5" office:value-type="string">
            <text:p text:style-name="P7"><text:span text:style-name="T3">15</text:span></text:p>
          </table:table-cell>
          <table:table-cell table:style-name="Table1.F5" office:value-type="string">
            <text:p text:style-name="P6"/>
          </table:table-cell>
          <table:table-cell table:style-name="Table1.G5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I5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16</text:span></text:p>
          </table:table-cell>
          <table:table-cell table:style-name="Table1.B6" office:value-type="string">
            <text:p text:style-name="P7"><text:span text:style-name="T3">17</text:span></text:p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7"><text:span text:style-name="T3">18</text:span></text:p>
          </table:table-cell>
          <table:table-cell table:style-name="Table1.E6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G6" office:value-type="string">
            <text:p text:style-name="P7"><text:span text:style-name="T3">19</text:span></text:p>
          </table:table-cell>
          <table:table-cell table:style-name="Table1.H6" office:value-type="string">
            <text:p text:style-name="P7"><text:span text:style-name="T3">20</text:span></text:p>
          </table:table-cell>
          <table:table-cell table:style-name="Table1.I6" office:value-type="string">
            <text:p text:style-name="P6"/>
          </table:table-cell>
          <table:table-cell table:style-name="Table1.J6" office:value-type="string">
            <text:p text:style-name="P7"><text:span text:style-name="T3">21</text:span></text:p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7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7" office:value-type="string">
            <text:p text:style-name="P7"><text:span text:style-name="T3">22</text:span></text:p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7"><text:span text:style-name="T3">23</text:span></text:p>
          </table:table-cell>
          <table:table-cell table:style-name="Table1.A1" office:value-type="string">
            <text:p text:style-name="P6"/>
          </table:table-cell>
          <table:table-cell table:style-name="Table1.H7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7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24</text:span>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8" office:value-type="string">
            <text:p text:style-name="P7"><text:span text:style-name="T3">25</text:span></text:p>
          </table:table-cell>
          <table:table-cell table:style-name="Table1.G8" office:value-type="string">
            <text:p text:style-name="P6"/>
          </table:table-cell>
          <table:table-cell table:style-name="Table1.H8" office:value-type="string">
            <text:p text:style-name="P6"/>
          </table:table-cell>
          <table:table-cell table:style-name="Table1.I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Standard"/>
      <text:p text:style-name="P20"><text:bookmark text:name="_adri1wj0mzq5"/><text:span text:style-name="T4">Cryptic clues</text:span></text:p>
      <text:section text:style-name="Sect1" text:name="TextSection">
        <text:p text:style-name="P23"><text:bookmark text:name="_xv0h6oj1qg2i"/>ACROSS</text:p>
        <text:p text:style-name="P8"><text:span text:style-name="T4">6</text:span><text:tab/>Raging in stuffier cellar (6)</text:p>
        <text:p text:style-name="P8"><text:span text:style-name="T4">7</text:span><text:tab/>A quiet old peak (4)</text:p>
        <text:p text:style-name="P8"><text:span text:style-name="T4">8</text:span><text:tab/>Post-production work leads to contractors getting involved (1.1.1.)</text:p>
        <text:p text:style-name="P8"><text:span text:style-name="T4">10</text:span><text:tab/>Stretch right before funny ache (5)</text:p>
        <text:p text:style-name="P8"><text:span text:style-name="T4">13</text:span><text:tab/>Resistance may follow in the style of French<text:line-break/>terror (5)</text:p>
        <text:p text:style-name="P8"><text:span text:style-name="T4">15</text:span><text:tab/>I make omelettes and routinely engage (3)</text:p>
        <text:p text:style-name="P8"><text:span text:style-name="T4">16</text:span><text:tab/>Wild swimmer totters endlessly (5)</text:p>
        <text:p text:style-name="P8"><text:span text:style-name="T4">19</text:span><text:tab/>Seasonal toy distributor is a saint in Spain (5)</text:p>
        <text:p text:style-name="P8"><text:span text:style-name="T4">22</text:span><text:tab/>Advantages for<text:line-break/>publicity (3)</text:p>
        <text:p text:style-name="P8"><text:span text:style-name="T4">24</text:span><text:tab/>Superlative copies taken from composites (4)</text:p>
        <text:p text:style-name="P8"><text:span text:style-name="T4">25</text:span><text:tab/>Makes changes before PM is finished (6)</text:p>
        <text:p text:style-name="P9"/>
        <text:p text:style-name="P10"/>
        <text:p text:style-name="P23"><text:bookmark text:name="_9recc31e0yxh"/>DOWN</text:p>
        <text:p text:style-name="P8"><text:span text:style-name="T4">1</text:span><text:tab/>Performer: “Me? I’m baffled!” (4)</text:p>
        <text:p text:style-name="P8"><text:span text:style-name="T4">2</text:span><text:tab/>A man from America (4)</text:p>
        <text:p text:style-name="P8"><text:span text:style-name="T4">3</text:span><text:tab/>Pressed on camera regarding copyright (3.)</text:p>
        <text:p text:style-name="P8"><text:span text:style-name="T4">4</text:span><text:tab/>Berate scandalous liar</text:p>
        <text:p text:style-name="P8"><text:span text:style-name="T4">5</text:span><text:tab/>Tidy earner holding for twelve months (4)</text:p>
        <text:p text:style-name="P8"><text:soft-page-break/><text:span text:style-name="T4">9</text:span><text:tab/>Jokes and chokes (4)</text:p>
        <text:p text:style-name="P8"><text:span text:style-name="T4">11</text:span><text:tab/>Even mascot is part of a play (3)</text:p>
        <text:p text:style-name="P8"><text:span text:style-name="T4">12</text:span><text:tab/>Drove the road, no tow-start needed (4)</text:p>
        <text:p text:style-name="P8"><text:span text:style-name="T4">14</text:span><text:tab/>Without measure, announce a lady’s<text:line-break/>name (3)</text:p>
        <text:p text:style-name="P8"><text:span text:style-name="T4">17</text:span><text:tab/>Grand – what you used to be (4)</text:p>
        <text:p text:style-name="P8"><text:span text:style-name="T4">18</text:span><text:tab/>Points around at food (4)</text:p>
        <text:p text:style-name="P8"><text:span text:style-name="T4">20</text:span><text:tab/>Somehow wane all over again (4)</text:p>
        <text:p text:style-name="P8"><text:span text:style-name="T4">21</text:span><text:tab/>A list of faint odours (2-2)</text:p>
        <text:p text:style-name="P8"><text:span text:style-name="T4">23</text:span><text:tab/>Sedentary and posed for a portrait (3)</text:p>
      </text:section>
      <text:section text:style-name="Sect2" text:name="Section1">
        <text:p text:style-name="P9"/>
        <text:p text:style-name="P26"><text:bookmark text:name="_azs3u7bc78p9"/>2024 Christmas crossword</text:p>
        <text:p text:style-name="Subtitle"><text:bookmark text:name="_ibott4kd6ra0"/>by Tennisbat and Kazoo</text:p>
        <text:p text:style-name="Heading_20_1"><text:bookmark text:name="_zbfbiyetnz8k"/><text:span text:style-name="T2">Conventional grid</text:span></text:p>
        <table:table table:name="Table2" table:style-name="Table2">
          <table:table-column table:style-name="Table2.A" table:number-columns-repeated="4"/>
          <table:table-column table:style-name="Table2.E"/>
          <table:table-column table:style-name="Table2.A" table:number-columns-repeated="4"/>
          <table:table-column table:style-name="Table2.E"/>
          <table:table-column table:style-name="Table2.A"/>
          <table:table-row table:style-name="Table2.1"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1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2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3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4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5</text:span></text:p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6</text:span></text:p>
            </table:table-cell>
            <table:table-cell table:style-name="Table2.B2" office:value-type="string">
              <text:p text:style-name="P1"/>
            </table:table-cell>
            <table:table-cell table:style-name="Table2.C2" office:value-type="string">
              <text:p text:style-name="P1"/>
            </table:table-cell>
            <table:table-cell table:style-name="Table2.D2" office:value-type="string">
              <text:p text:style-name="P1"/>
            </table:table-cell>
            <table:table-cell table:style-name="Table2.E2" office:value-type="string">
              <text:p text:style-name="P1"/>
            </table:table-cell>
            <table:table-cell table:style-name="Table2.F2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H2" office:value-type="string">
              <text:p text:style-name="P2"><text:span text:style-name="T3">7</text:span></text:p>
            </table:table-cell>
            <table:table-cell table:style-name="Table2.I2" office:value-type="string">
              <text:p text:style-name="P1"/>
            </table:table-cell>
            <table:table-cell table:style-name="Table2.J2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D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F3" office:value-type="string">
              <text:p text:style-name="P2"><text:span text:style-name="T3">8</text:span></text:p>
            </table:table-cell>
            <table:table-cell table:style-name="Table2.G3" office:value-type="string">
              <text:p text:style-name="P2"><text:span text:style-name="T3">9</text:span></text:p>
            </table:table-cell>
            <table:table-cell table:style-name="Table2.H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J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10</text:span></text:p>
            </table:table-cell>
            <table:table-cell table:style-name="Table2.B4" office:value-type="string">
              <text:p text:style-name="P1"/>
            </table:table-cell>
            <table:table-cell table:style-name="Table2.C4" office:value-type="string">
              <text:p text:style-name="P2"><text:span text:style-name="T3">11</text:span></text:p>
            </table:table-cell>
            <table:table-cell table:style-name="Table2.D4" office:value-type="string">
              <text:p text:style-name="P1"/>
            </table:table-cell>
            <table:table-cell table:style-name="Table2.E4" office:value-type="string">
              <text:p text:style-name="P2"><text:span text:style-name="T3">12</text:span></text:p>
            </table:table-cell>
            <table:table-cell table:style-name="Table2.A1" office:value-type="string">
              <text:p text:style-name="P1"/>
            </table:table-cell>
            <table:table-cell table:style-name="Table2.G4" office:value-type="string">
              <text:p text:style-name="P2"><text:span text:style-name="T3">13</text:span></text:p>
            </table:table-cell>
            <table:table-cell table:style-name="Table2.H4" office:value-type="string">
              <text:p text:style-name="P1"/>
            </table:table-cell>
            <table:table-cell table:style-name="Table2.I4" office:value-type="string">
              <text:p text:style-name="P2"><text:span text:style-name="T3">14</text:span></text:p>
            </table:table-cell>
            <table:table-cell table:style-name="Table2.J4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C5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E5" office:value-type="string">
              <text:p text:style-name="P2"><text:span text:style-name="T3">15</text:span></text:p>
            </table:table-cell>
            <table:table-cell table:style-name="Table2.F5" office:value-type="string">
              <text:p text:style-name="P1"/>
            </table:table-cell>
            <table:table-cell table:style-name="Table2.G5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I5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16</text:span></text:p>
            </table:table-cell>
            <table:table-cell table:style-name="Table2.B6" office:value-type="string">
              <text:p text:style-name="P2"><text:span text:style-name="T3">17</text:span></text:p>
            </table:table-cell>
            <table:table-cell table:style-name="Table2.C6" office:value-type="string">
              <text:p text:style-name="P1"/>
            </table:table-cell>
            <table:table-cell table:style-name="Table2.D6" office:value-type="string">
              <text:p text:style-name="P2"><text:span text:style-name="T3">18</text:span></text:p>
            </table:table-cell>
            <table:table-cell table:style-name="Table2.E6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G6" office:value-type="string">
              <text:p text:style-name="P2"><text:span text:style-name="T3">19</text:span></text:p>
            </table:table-cell>
            <table:table-cell table:style-name="Table2.H6" office:value-type="string">
              <text:p text:style-name="P2"><text:span text:style-name="T3">20</text:span></text:p>
            </table:table-cell>
            <table:table-cell table:style-name="Table2.I6" office:value-type="string">
              <text:p text:style-name="P1"/>
            </table:table-cell>
            <table:table-cell table:style-name="Table2.J6" office:value-type="string">
              <text:p text:style-name="P2"><text:span text:style-name="T3">21</text:span></text:p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D7" office:value-type="string">
              <text:p text:style-name="P2"><text:span text:style-name="T3">22</text:span></text:p>
            </table:table-cell>
            <table:table-cell table:style-name="Table2.E7" office:value-type="string">
              <text:p text:style-name="P1"/>
            </table:table-cell>
            <table:table-cell table:style-name="Table2.F7" office:value-type="string">
              <text:p text:style-name="P2"><text:span text:style-name="T3">23</text:span></text:p>
            </table:table-cell>
            <table:table-cell table:style-name="Table2.A1" office:value-type="string">
              <text:p text:style-name="P1"/>
            </table:table-cell>
            <table:table-cell table:style-name="Table2.H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J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24</text:span></text:p>
            </table:table-cell>
            <table:table-cell table:style-name="Table2.B8" office:value-type="string">
              <text:p text:style-name="P1"/>
            </table:table-cell>
            <table:table-cell table:style-name="Table2.C8" office:value-type="string">
              <text:p text:style-name="P1"/>
            </table:table-cell>
            <table:table-cell table:style-name="Table2.D8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F8" office:value-type="string">
              <text:p text:style-name="P2"><text:span text:style-name="T3">25</text:span></text:p>
            </table:table-cell>
            <table:table-cell table:style-name="Table2.G8" office:value-type="string">
              <text:p text:style-name="P1"/>
            </table:table-cell>
            <table:table-cell table:style-name="Table2.H8" office:value-type="string">
              <text:p text:style-name="P1"/>
            </table:table-cell>
            <table:table-cell table:style-name="Table2.I8" office:value-type="string">
              <text:p text:style-name="P1"/>
            </table:table-cell>
            <table:table-cell table:style-name="Table2.J8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</table:table>
        <text:p text:style-name="Standard"/>
        <text:p text:style-name="P20"><text:bookmark text:name="_8albrvytbny5"/>Conventional clues</text:p>
      </text:section>
      <text:section text:style-name="Sect1" text:name="Section2">
        <text:p text:style-name="P24"><text:bookmark text:name="_be1xwnerq0ly"/>ACROSS</text:p>
        <text:p text:style-name="P16"><text:span text:style-name="T4">6</text:span><text:tab/>Raging (6)</text:p>
        <text:p text:style-name="P16"><text:span text:style-name="T4">7</text:span><text:tab/>Peak (4)</text:p>
        <text:p text:style-name="P16"><text:span text:style-name="T4">8</text:span><text:tab/>Post-production work, initialism (1.1.1.)</text:p>
        <text:p text:style-name="P16"><text:span text:style-name="T4">10</text:span><text:tab/>Stretch (5)</text:p>
        <text:p text:style-name="P16"><text:span text:style-name="T4">13</text:span><text:tab/>Terror (5)</text:p>
        <text:p text:style-name="P16"><text:span text:style-name="T4">15</text:span><text:tab/>Omelette ingredient (3)</text:p>
        <text:p text:style-name="P16"><text:span text:style-name="T4">16</text:span><text:tab/>Carnivorous animal (5)</text:p>
        <text:p text:style-name="P16"><text:span text:style-name="T4">19</text:span><text:tab/>Father Christmas (5)</text:p>
        <text:p text:style-name="P16"><text:span text:style-name="T4">22</text:span><text:tab/>Publicity (3)</text:p>
        <text:p text:style-name="P16"><text:span text:style-name="T4">24</text:span><text:tab/>Superlative (4)</text:p>
        <text:p text:style-name="P16"><text:span text:style-name="T4">25</text:span><text:tab/>Makes changes (6)</text:p>
        <text:p text:style-name="P17"/>
        <text:p text:style-name="P17"/>
        <text:p text:style-name="P17"/>
        <text:p text:style-name="P17"/>
        <text:p text:style-name="P4"/>
        <text:p text:style-name="P4"/>
        <text:p text:style-name="P24"><text:bookmark text:name="_vms23skgh64r"/>DOWN</text:p>
        <text:p text:style-name="P16"><text:span text:style-name="T4">1</text:span><text:tab/>Silent performer (4)</text:p>
        <text:p text:style-name="P16"><text:soft-page-break/><text:span text:style-name="T4">2</text:span><text:tab/>___ Idle, <text:span text:style-name="T1">Monty Python</text:span><text:line-break/>star (4)</text:p>
        <text:p text:style-name="P16"><text:span text:style-name="T4">3</text:span><text:tab/>Camera button, abbreviation (3.)</text:p>
        <text:p text:style-name="P16"><text:span text:style-name="T4">4</text:span><text:tab/>Berate</text:p>
        <text:p text:style-name="P16"><text:span text:style-name="T4">5</text:span><text:tab/>Twelve months (4)</text:p>
        <text:p text:style-name="P16"><text:span text:style-name="T4">9</text:span><text:tab/>Chokes (4)</text:p>
        <text:p text:style-name="P16"><text:span text:style-name="T4">11</text:span><text:tab/>Part of a play (3)</text:p>
        <text:p text:style-name="P16"><text:span text:style-name="T4">12</text:span><text:tab/>Group of cattle (4)</text:p>
        <text:p text:style-name="P16"><text:span text:style-name="T4">14</text:span><text:tab/>___ Widdecombe, politician and former <text:span text:style-name="T1">Strictly</text:span> star (3)</text:p>
        <text:p text:style-name="P16"><text:span text:style-name="T4">17</text:span><text:tab/>Old form of “you” (4)</text:p>
        <text:p text:style-name="P16"><text:span text:style-name="T4">18</text:span><text:tab/>Consumes (4)</text:p>
        <text:p text:style-name="P16"><text:span text:style-name="T4">20</text:span><text:tab/>Again (4)</text:p>
        <text:p text:style-name="P16"><text:span text:style-name="T4">21</text:span><text:tab/>Type of list (2-2)</text:p>
        <text:p text:style-name="P16"><text:span text:style-name="T4">23</text:span><text:tab/>Sedentary (3)</text:p>
      </text:section>
      <text:section text:style-name="Sect1" text:name="Section3">
        <text:p text:style-name="P12"/>
      </text:section>
      <text:section text:style-name="Sect2" text:name="Section4">
        <text:p text:style-name="P11"/>
        <text:p text:style-name="P21"><text:bookmark text:name="_229kqrp4jb1l"/></text:p>
        <text:p text:style-name="P22"><text:bookmark text:name="_ltmzda38i3ug"/><text:span text:style-name="T2">Blank page</text:span></text:p>
        <text:p text:style-name="P11"/>
        <text:p text:style-name="P11"/>
        <text:p text:style-name="P11"/>
        <text:p text:style-name="P11"/>
        <text:p text:style-name="P13"/>
        <text:p text:style-name="P13"/>
        <text:p text:style-name="P13">This<text:line-break/>page<text:line-break/>intentionally<text:line-break/>left<text:line-break/>blank</text:p>
        <text:p text:style-name="P22"><text:bookmark text:name="_cbb0njo63s4r"/><text:span text:style-name="T2">Blank page</text:span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>This<text:line-break/>page<text:line-break/>intentionally<text:line-break/>left<text:line-break/>blank</text:p>
        <text:p text:style-name="P22"><text:bookmark text:name="_5st7ez318uh7"/>Solutions</text:p>
      </text:section>
      <table:table table:name="Table3" table:style-name="Table3">
        <table:table-column table:style-name="Table3.A" table:number-columns-repeated="11"/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M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E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R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R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Y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F</text:span></text:p>
          </table:table-cell>
          <table:table-cell table:style-name="Table3.B2" office:value-type="string">
            <text:p text:style-name="P3"><text:span text:style-name="T5">I</text:span></text:p>
          </table:table-cell>
          <table:table-cell table:style-name="Table3.C2" office:value-type="string">
            <text:p text:style-name="P3"><text:span text:style-name="T5">E</text:span></text:p>
          </table:table-cell>
          <table:table-cell table:style-name="Table3.D2" office:value-type="string">
            <text:p text:style-name="P3"><text:span text:style-name="T5">R</text:span></text:p>
          </table:table-cell>
          <table:table-cell table:style-name="Table3.E2" office:value-type="string">
            <text:p text:style-name="P3"><text:span text:style-name="T5">C</text:span></text:p>
          </table:table-cell>
          <table:table-cell table:style-name="Table3.F2" office:value-type="string">
            <text:p text:style-name="P3"><text:span text:style-name="T5">E</text:span></text:p>
          </table:table-cell>
          <table:table-cell table:style-name="Table3.A1" office:value-type="string">
            <text:p text:style-name="P5"/>
          </table:table-cell>
          <table:table-cell table:style-name="Table3.H2" office:value-type="string">
            <text:p text:style-name="P3"><text:span text:style-name="T5">A</text:span></text:p>
          </table:table-cell>
          <table:table-cell table:style-name="Table3.I2" office:value-type="string">
            <text:p text:style-name="P3"><text:span text:style-name="T5">P</text:span></text:p>
          </table:table-cell>
          <table:table-cell table:style-name="Table3.J2" office:value-type="string">
            <text:p text:style-name="P3"><text:span text:style-name="T5">E</text:span></text:p>
          </table:table-cell>
          <table:table-cell table:style-name="Table3.B1" office:value-type="string">
            <text:p text:style-name="P3"><text:span text:style-name="T5">X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3" office:value-type="string">
            <text:p text:style-name="P3"><text:span text:style-name="T5">M</text:span></text:p>
          </table:table-cell>
          <table:table-cell table:style-name="Table3.A1" office:value-type="string">
            <text:p text:style-name="P5"/>
          </table:table-cell>
          <table:table-cell table:style-name="Table3.D3" office:value-type="string">
            <text:p text:style-name="P3"><text:span text:style-name="T5">I</text:span></text:p>
          </table:table-cell>
          <table:table-cell table:style-name="Table3.A1" office:value-type="string">
            <text:p text:style-name="P5"/>
          </table:table-cell>
          <table:table-cell table:style-name="Table3.F3" office:value-type="string">
            <text:p text:style-name="P3"><text:span text:style-name="T5">C</text:span></text:p>
          </table:table-cell>
          <table:table-cell table:style-name="Table3.G3" office:value-type="string">
            <text:p text:style-name="P3"><text:span text:style-name="T5">G</text:span></text:p>
          </table:table-cell>
          <table:table-cell table:style-name="Table3.H3" office:value-type="string">
            <text:p text:style-name="P3"><text:span text:style-name="T5">I</text:span></text:p>
          </table:table-cell>
          <table:table-cell table:style-name="Table3.A1" office:value-type="string">
            <text:p text:style-name="P5"/>
          </table:table-cell>
          <table:table-cell table:style-name="Table3.J3" office:value-type="string">
            <text:p text:style-name="P3"><text:span text:style-name="T5">A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R</text:span></text:p>
          </table:table-cell>
          <table:table-cell table:style-name="Table3.B4" office:value-type="string">
            <text:p text:style-name="P3"><text:span text:style-name="T5">E</text:span></text:p>
          </table:table-cell>
          <table:table-cell table:style-name="Table3.C4" office:value-type="string">
            <text:p text:style-name="P3"><text:span text:style-name="T5">A</text:span></text:p>
          </table:table-cell>
          <table:table-cell table:style-name="Table3.D4" office:value-type="string">
            <text:p text:style-name="P3"><text:span text:style-name="T5">C</text:span></text:p>
          </table:table-cell>
          <table:table-cell table:style-name="Table3.E4" office:value-type="string">
            <text:p text:style-name="P3"><text:span text:style-name="T5">H</text:span></text:p>
          </table:table-cell>
          <table:table-cell table:style-name="Table3.A1" office:value-type="string">
            <text:p text:style-name="P5"/>
          </table:table-cell>
          <table:table-cell table:style-name="Table3.G4" office:value-type="string">
            <text:p text:style-name="P3"><text:span text:style-name="T5">A</text:span></text:p>
          </table:table-cell>
          <table:table-cell table:style-name="Table3.H4" office:value-type="string">
            <text:p text:style-name="P3"><text:span text:style-name="T5">L</text:span></text:p>
          </table:table-cell>
          <table:table-cell table:style-name="Table3.I4" office:value-type="string">
            <text:p text:style-name="P3"><text:span text:style-name="T5">A</text:span></text:p>
          </table:table-cell>
          <table:table-cell table:style-name="Table3.J4" office:value-type="string">
            <text:p text:style-name="P3"><text:span text:style-name="T5">R</text:span></text:p>
          </table:table-cell>
          <table:table-cell table:style-name="Table3.B1" office:value-type="string">
            <text:p text:style-name="P3"><text:span text:style-name="T5">M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C5" office:value-type="string">
            <text:p text:style-name="P3"><text:span text:style-name="T5">C</text:span></text:p>
          </table:table-cell>
          <table:table-cell table:style-name="Table3.A1" office:value-type="string">
            <text:p text:style-name="P5"/>
          </table:table-cell>
          <table:table-cell table:style-name="Table3.E5" office:value-type="string">
            <text:p text:style-name="P3"><text:span text:style-name="T5">E</text:span></text:p>
          </table:table-cell>
          <table:table-cell table:style-name="Table3.F5" office:value-type="string">
            <text:p text:style-name="P3"><text:span text:style-name="T5">G</text:span></text:p>
          </table:table-cell>
          <table:table-cell table:style-name="Table3.G5" office:value-type="string">
            <text:p text:style-name="P3"><text:span text:style-name="T5">G</text:span></text:p>
          </table:table-cell>
          <table:table-cell table:style-name="Table3.A1" office:value-type="string">
            <text:p text:style-name="P5"/>
          </table:table-cell>
          <table:table-cell table:style-name="Table3.I5" office:value-type="string">
            <text:p text:style-name="P3"><text:span text:style-name="T5">N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O</text:span></text:p>
          </table:table-cell>
          <table:table-cell table:style-name="Table3.B6" office:value-type="string">
            <text:p text:style-name="P3"><text:span text:style-name="T5">T</text:span></text:p>
          </table:table-cell>
          <table:table-cell table:style-name="Table3.C6" office:value-type="string">
            <text:p text:style-name="P3"><text:span text:style-name="T5">T</text:span></text:p>
          </table:table-cell>
          <table:table-cell table:style-name="Table3.D6" office:value-type="string">
            <text:p text:style-name="P3"><text:span text:style-name="T5">E</text:span></text:p>
          </table:table-cell>
          <table:table-cell table:style-name="Table3.E6" office:value-type="string">
            <text:p text:style-name="P3"><text:span text:style-name="T5">R</text:span></text:p>
          </table:table-cell>
          <table:table-cell table:style-name="Table3.A1" office:value-type="string">
            <text:p text:style-name="P5"/>
          </table:table-cell>
          <table:table-cell table:style-name="Table3.G6" office:value-type="string">
            <text:p text:style-name="P3"><text:span text:style-name="T5">S</text:span></text:p>
          </table:table-cell>
          <table:table-cell table:style-name="Table3.H6" office:value-type="string">
            <text:p text:style-name="P3"><text:span text:style-name="T5">A</text:span></text:p>
          </table:table-cell>
          <table:table-cell table:style-name="Table3.I6" office:value-type="string">
            <text:p text:style-name="P3"><text:span text:style-name="T5">N</text:span></text:p>
          </table:table-cell>
          <table:table-cell table:style-name="Table3.J6" office:value-type="string">
            <text:p text:style-name="P3"><text:span text:style-name="T5">T</text:span></text:p>
          </table:table-cell>
          <table:table-cell table:style-name="Table3.B1" office:value-type="string">
            <text:p text:style-name="P3"><text:span text:style-name="T5">A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7" office:value-type="string">
            <text:p text:style-name="P3"><text:span text:style-name="T5">H</text:span></text:p>
          </table:table-cell>
          <table:table-cell table:style-name="Table3.A1" office:value-type="string">
            <text:p text:style-name="P5"/>
          </table:table-cell>
          <table:table-cell table:style-name="Table3.D7" office:value-type="string">
            <text:p text:style-name="P3"><text:span text:style-name="T5">A</text:span></text:p>
          </table:table-cell>
          <table:table-cell table:style-name="Table3.E7" office:value-type="string">
            <text:p text:style-name="P3"><text:span text:style-name="T5">D</text:span></text:p>
          </table:table-cell>
          <table:table-cell table:style-name="Table3.F7" office:value-type="string">
            <text:p text:style-name="P3"><text:span text:style-name="T5">S</text:span></text:p>
          </table:table-cell>
          <table:table-cell table:style-name="Table3.A1" office:value-type="string">
            <text:p text:style-name="P5"/>
          </table:table-cell>
          <table:table-cell table:style-name="Table3.H7" office:value-type="string">
            <text:p text:style-name="P3"><text:span text:style-name="T5">N</text:span></text:p>
          </table:table-cell>
          <table:table-cell table:style-name="Table3.A1" office:value-type="string">
            <text:p text:style-name="P5"/>
          </table:table-cell>
          <table:table-cell table:style-name="Table3.J7" office:value-type="string">
            <text:p text:style-name="P3"><text:span text:style-name="T5">O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M</text:span></text:p>
          </table:table-cell>
          <table:table-cell table:style-name="Table3.B8" office:value-type="string">
            <text:p text:style-name="P3"><text:span text:style-name="T5">O</text:span></text:p>
          </table:table-cell>
          <table:table-cell table:style-name="Table3.C8" office:value-type="string">
            <text:p text:style-name="P3"><text:span text:style-name="T5">S</text:span></text:p>
          </table:table-cell>
          <table:table-cell table:style-name="Table3.D8" office:value-type="string">
            <text:p text:style-name="P3"><text:span text:style-name="T5">T</text:span></text:p>
          </table:table-cell>
          <table:table-cell table:style-name="Table3.A1" office:value-type="string">
            <text:p text:style-name="P5"/>
          </table:table-cell>
          <table:table-cell table:style-name="Table3.F8" office:value-type="string">
            <text:p text:style-name="P3"><text:span text:style-name="T5">A</text:span></text:p>
          </table:table-cell>
          <table:table-cell table:style-name="Table3.G8" office:value-type="string">
            <text:p text:style-name="P3"><text:span text:style-name="T5">M</text:span></text:p>
          </table:table-cell>
          <table:table-cell table:style-name="Table3.H8" office:value-type="string">
            <text:p text:style-name="P3"><text:span text:style-name="T5">E</text:span></text:p>
          </table:table-cell>
          <table:table-cell table:style-name="Table3.I8" office:value-type="string">
            <text:p text:style-name="P3"><text:span text:style-name="T5">N</text:span></text:p>
          </table:table-cell>
          <table:table-cell table:style-name="Table3.J8" office:value-type="string">
            <text:p text:style-name="P3"><text:span text:style-name="T5">D</text:span></text:p>
          </table:table-cell>
          <table:table-cell table:style-name="Table3.B1" office:value-type="string">
            <text:p text:style-name="P3"><text:span text:style-name="T5">S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U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S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T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W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O</text:span></text:p>
          </table:table-cell>
          <table:table-cell table:style-name="Table3.A1" office:value-type="string">
            <text:p text:style-name="P5"/>
          </table:table-cell>
        </table:table-row>
      </table:table>
      <text:section text:style-name="Sect3" text:name="Section5">
        <text:p text:style-name="P14"><text:span text:style-name="T6">6A</text:span><text:span text:style-name="T7"><text:tab/></text:span><text:span text:style-name="T6">FIERCE </text:span><text:span text:style-name="T7"><text:line-break/></text:span><text:span text:style-name="T8">Raging</text:span><text:span text:style-name="T9">=definition</text:span><text:span text:style-name="T7"> <text:line-break/>in</text:span><text:span text:style-name="T10">=containment indicator </text:span><text:span text:style-name="T7"><text:line-break/>stuffier cellar</text:span><text:span text:style-name="T10">=containment fodder</text:span><text:span text:style-name="T7"> </text:span></text:p>
        <text:p text:style-name="P14"><text:span text:style-name="T6">7A</text:span><text:span text:style-name="T7"><text:tab/></text:span><text:span text:style-name="T6">APEX </text:span><text:span text:style-name="T7"><text:line-break/>A</text:span><text:span text:style-name="T10">=a </text:span><text:span text:style-name="T7"><text:line-break/>quiet</text:span><text:span text:style-name="T10">=p [“piano”, musical abbreviation]]</text:span><text:span text:style-name="T7"> <text:line-break/>old</text:span><text:span text:style-name="T10">=ex [in the sense of “former”]</text:span><text:span text:style-name="T7"> <text:line-break/></text:span><text:span text:style-name="T8">peak</text:span><text:span text:style-name="T9">=definition</text:span></text:p>
        <text:p text:style-name="P14"><text:span text:style-name="T6">8A</text:span><text:span text:style-name="T7"><text:tab/></text:span><text:span text:style-name="T6">C.G.I. </text:span><text:span text:style-name="T7"><text:line-break/></text:span><text:span text:style-name="T8">Post-production work</text:span><text:span text:style-name="T9">=definition</text:span><text:span text:style-name="T7"> <text:line-break/>leads to</text:span><text:span text:style-name="T10">=initial-letter indicator</text:span><text:span text:style-name="T7"> <text:line-break/>contractors getting involved</text:span><text:span text:style-name="T10">=initial-letter fodder</text:span></text:p>
        <text:p text:style-name="P15"/>
        <text:p text:style-name="P14"><text:span text:style-name="T6">10A</text:span><text:span text:style-name="T7"><text:tab/></text:span><text:span text:style-name="T6">REACH </text:span><text:span text:style-name="T7"><text:line-break/></text:span><text:span text:style-name="T8">Stretch</text:span><text:span text:style-name="T9">=definition</text:span><text:span text:style-name="T7"> <text:line-break/>right</text:span><text:span text:style-name="T10">=r [compare “l” for left]</text:span><text:span text:style-name="T7"> <text:line-break/>before</text:span><text:span text:style-name="T10">=placement indicator</text:span><text:span text:style-name="T7"> <text:line-break/>funny</text:span><text:span text:style-name="T10">=anagram indicator</text:span><text:span text:style-name="T7"> <text:line-break/>ache</text:span><text:span text:style-name="T10">=anagram fodder</text:span></text:p>
        <text:p text:style-name="P14"><text:span text:style-name="T6">13A</text:span><text:span text:style-name="T7"><text:tab/></text:span><text:span text:style-name="T6">ALARM </text:span><text:span text:style-name="T7"><text:line-break/>Resistance</text:span><text:span text:style-name="T10">=r [physics abbreviation]</text:span><text:span text:style-name="T7"> <text:line-break/>may</text:span><text:span text:style-name="T10">=M [calendar abbreviation]</text:span><text:span text:style-name="T7"> <text:line-break/>follow</text:span><text:span text:style-name="T10">=placement indicator </text:span><text:span text:style-name="T7"><text:line-break/>in the style of, French</text:span><text:span text:style-name="T10">=à la</text:span><text:span text:style-name="T7"> <text:line-break/></text:span><text:span text:style-name="T8">terror</text:span><text:span text:style-name="T9">=definition</text:span></text:p>
        <text:p text:style-name="P14"><text:span text:style-name="T6">15A</text:span><text:span text:style-name="T7"><text:tab/></text:span><text:span text:style-name="T6">EGG </text:span><text:span text:style-name="T7"><text:line-break/></text:span><text:span text:style-name="T8">I make omelettes</text:span><text:span text:style-name="T9">=definition</text:span><text:span text:style-name="T8"> </text:span><text:span text:style-name="T7"><text:line-break/>and</text:span><text:span text:style-name="T10">=linkword</text:span><text:span text:style-name="T7"> <text:line-break/>routinely</text:span><text:span text:style-name="T10">=alternation indicator </text:span><text:span text:style-name="T7"><text:line-break/>engage</text:span><text:span text:style-name="T10">=alternation fodder</text:span></text:p>
        <text:p text:style-name="P14"><text:span text:style-name="T6">16A</text:span><text:span text:style-name="T7"><text:tab/></text:span><text:span text:style-name="T6">OTTER </text:span><text:span text:style-name="T7"><text:line-break/></text:span><text:span text:style-name="T8">Wild swimmer</text:span><text:span text:style-name="T9">=definition</text:span><text:span text:style-name="T7"> <text:line-break/>totters</text:span><text:span text:style-name="T10">=central-letter fodder</text:span><text:span text:style-name="T7"> <text:line-break/>endlessly</text:span><text:span text:style-name="T10">=central-letter indicator</text:span></text:p>
        <text:p text:style-name="P14"><text:span text:style-name="T6">19A</text:span><text:span text:style-name="T7"><text:tab/></text:span><text:span text:style-name="T6">SANTA <text:line-break/></text:span><text:span text:style-name="T8">Seasonal toy distributor</text:span><text:span text:style-name="T9">=definition</text:span><text:span text:style-name="T7"> <text:line-break/>is</text:span><text:span text:style-name="T10">=linkword</text:span><text:span text:style-name="T7"> <text:line-break/></text:span><text:span text:style-name="T8">a saint in Spain</text:span><text:span text:style-name="T9">=definition</text:span></text:p>
        <text:p text:style-name="P14"><text:span text:style-name="T6">22A</text:span><text:span text:style-name="T7"><text:tab/></text:span><text:span text:style-name="T6">ADS</text:span><text:span text:style-name="T7"><text:line-break/>Advantages=</text:span><text:span text:style-name="T10">ADs [tennis abbreviation]</text:span><text:span text:style-name="T7"> <text:line-break/>for</text:span><text:span text:style-name="T10">=linkword</text:span><text:span text:style-name="T7"> <text:line-break/></text:span><text:span text:style-name="T8">publicity</text:span><text:span text:style-name="T9">=definition</text:span></text:p>
        <text:p text:style-name="P14"><text:span text:style-name="T6">24A</text:span><text:span text:style-name="T7"><text:tab/></text:span><text:span text:style-name="T6">MOST</text:span><text:span text:style-name="T7"><text:line-break/></text:span><text:span text:style-name="T8">Superlative</text:span><text:span text:style-name="T9">=definition</text:span><text:span text:style-name="T7"> <text:line-break/>copies</text:span><text:span text:style-name="T10">=subtracted part</text:span><text:span text:style-name="T7"> <text:line-break/>taken from</text:span><text:span text:style-name="T10">=subtraction indicator</text:span><text:span text:style-name="T7"> <text:line-break/>composites</text:span><text:span text:style-name="T10">=subtraction fodder</text:span></text:p>
        <text:p text:style-name="P14"><text:soft-page-break/><text:span text:style-name="T6">25A</text:span><text:span text:style-name="T7"><text:tab/></text:span><text:span text:style-name="T6">AMENDS</text:span><text:span text:style-name="T7"><text:line-break/></text:span><text:span text:style-name="T8">Makes changes</text:span><text:span text:style-name="T9">=definition</text:span><text:span text:style-name="T7"> <text:line-break/>before PM</text:span><text:span text:style-name="T10">=AM [morning before afternoon]</text:span><text:span text:style-name="T7"><text:line-break/>is finished</text:span><text:span text:style-name="T10">=ends</text:span></text:p>
        <text:p text:style-name="P14"><text:span text:style-name="T6">1D</text:span><text:span text:style-name="T7"><text:tab/></text:span><text:span text:style-name="T6">MIME</text:span><text:span text:style-name="T7"><text:line-break/></text:span><text:span text:style-name="T8">Performer=definition</text:span><text:span text:style-name="T7"> <text:line-break/>Me? I’m</text:span><text:span text:style-name="T10">=anagram fodder</text:span><text:span text:style-name="T7"> <text:line-break/>baffled</text:span><text:span text:style-name="T10">=anagram indicator</text:span></text:p>
        <text:p text:style-name="P14"><text:span text:style-name="T6">2D</text:span><text:span text:style-name="T7"><text:tab/></text:span><text:span text:style-name="T6">ERIC</text:span><text:span text:style-name="T7"><text:line-break/></text:span><text:span text:style-name="T8">A man</text:span><text:span text:style-name="T9">=definition</text:span><text:span text:style-name="T7"> <text:line-break/>from</text:span><text:span text:style-name="T10">=containment indicator</text:span><text:span text:style-name="T7"> <text:line-break/>America</text:span><text:span text:style-name="T10">=containment fodder</text:span></text:p>
        <text:p text:style-name="P14"><text:span text:style-name="T6">3D</text:span><text:span text:style-name="T7"><text:tab/></text:span><text:span text:style-name="T6">REC.</text:span><text:span text:style-name="T7"><text:line-break/></text:span><text:span text:style-name="T8">Pressed on camera</text:span><text:span text:style-name="T9">=definition</text:span><text:span text:style-name="T7"> <text:line-break/>regarding</text:span><text:span text:style-name="T10">=re [in emails]</text:span><text:span text:style-name="T7"> <text:line-break/>copyright</text:span><text:span text:style-name="T10">=c [(C) symbol]</text:span></text:p>
        <text:p text:style-name="P14"><text:span text:style-name="T6">4D</text:span><text:span text:style-name="T7"><text:tab/></text:span><text:span text:style-name="T6">RAIL</text:span><text:span text:style-name="T7"><text:line-break/></text:span><text:span text:style-name="T8">Berate</text:span><text:span text:style-name="T9">=definition</text:span><text:span text:style-name="T7"> <text:line-break/>scandalous</text:span><text:span text:style-name="T10">=anagram indicator</text:span><text:span text:style-name="T7"> <text:line-break/>liar</text:span><text:span text:style-name="T10">=anagram fodder</text:span></text:p>
        <text:p text:style-name="P14"><text:span text:style-name="T6">5D</text:span><text:span text:style-name="T7"><text:tab/></text:span><text:span text:style-name="T6">YEAR<text:line-break/></text:span><text:span text:style-name="T7">Tidy earner</text:span><text:span text:style-name="T10">=containment fodder</text:span><text:span text:style-name="T7"> <text:line-break/>holding</text:span><text:span text:style-name="T10">=containment indicator</text:span><text:span text:style-name="T7"> <text:line-break/>for</text:span><text:span text:style-name="T10">=linkword</text:span><text:span text:style-name="T7"> <text:line-break/></text:span><text:span text:style-name="T8">twelve months</text:span><text:span text:style-name="T9">=definition</text:span></text:p>
        <text:p text:style-name="P14"><text:span text:style-name="T6">9D</text:span><text:span text:style-name="T7"><text:tab/></text:span><text:span text:style-name="T6">GAGS</text:span><text:span text:style-name="T7"><text:line-break/></text:span><text:span text:style-name="T8">Jokes</text:span><text:span text:style-name="T9">=definition</text:span><text:span text:style-name="T10"> </text:span><text:span text:style-name="T7"><text:line-break/>and</text:span><text:span text:style-name="T10">=linkword</text:span><text:span text:style-name="T7"> <text:line-break/></text:span><text:span text:style-name="T8">chokes</text:span><text:span text:style-name="T9">=gags</text:span></text:p>
        <text:p text:style-name="P14"><text:span text:style-name="T6">11D</text:span><text:span text:style-name="T7"><text:tab/></text:span><text:span text:style-name="T6">ACT<text:line-break/></text:span><text:span text:style-name="T7">Even</text:span><text:span text:style-name="T10">=alternation indicator</text:span><text:span text:style-name="T7"> <text:line-break/>mascot</text:span><text:span text:style-name="T10">=alternation fodder</text:span><text:span text:style-name="T7"> <text:line-break/>is</text:span><text:span text:style-name="T10">=linkword</text:span><text:span text:style-name="T7"> <text:line-break/></text:span><text:span text:style-name="T8">part of a play</text:span><text:span text:style-name="T9">=definition</text:span></text:p>
        <text:p text:style-name="P14"><text:span text:style-name="T6">12D</text:span><text:span text:style-name="T7"><text:tab/></text:span><text:span text:style-name="T6">HERD<text:line-break/></text:span><text:span text:style-name="T8">Drove</text:span><text:span text:style-name="T9">=definition</text:span><text:span text:style-name="T7"> <text:line-break/>the road</text:span><text:span text:style-name="T10">=the rd=subtraction fodder<text:line-break/></text:span><text:span text:style-name="T7">no […] needed</text:span><text:span text:style-name="T10">=subtraction indicator</text:span><text:span text:style-name="T7"><text:line-break/>tow-start</text:span><text:span text:style-name="T10">=t=subtracted part</text:span></text:p>
        <text:p text:style-name="P14"><text:span text:style-name="T6">14D<text:tab/>ANN</text:span><text:span text:style-name="T7"><text:line-break/>Without</text:span><text:span text:style-name="T10">=subtraction indicator</text:span><text:span text:style-name="T7"><text:line-break/>measure</text:span><text:span text:style-name="T10">=ounce=subtracted part<text:line-break/></text:span><text:span text:style-name="T7">announce</text:span><text:span text:style-name="T10">=subtraction fodder</text:span><text:span text:style-name="T7"><text:line-break/></text:span><text:span text:style-name="T8">a lady’s name</text:span><text:span text:style-name="T9">=definition</text:span></text:p>
        <text:p text:style-name="P14"><text:span text:style-name="T6">17D</text:span><text:span text:style-name="T7"><text:tab/></text:span><text:span text:style-name="T6">THOU</text:span><text:span text:style-name="T7"><text:line-break/></text:span><text:span text:style-name="T8">Grand</text:span><text:span text:style-name="T9">=thou[sand]=definition</text:span><text:span text:style-name="T7"><text:line-break/></text:span><text:span text:style-name="T8">what “you” used to be</text:span><text:span text:style-name="T9">=definition</text:span></text:p>
        <text:p text:style-name="P14"><text:span text:style-name="T6">18D</text:span><text:span text:style-name="T7"><text:tab/></text:span><text:span text:style-name="T6">EATS</text:span><text:span text:style-name="T7"><text:line-break/>Points</text:span><text:span text:style-name="T10">=E,S [compass points]</text:span><text:span text:style-name="T7"><text:line-break/>around</text:span><text:span text:style-name="T10">=placement indicator</text:span><text:span text:style-name="T7"><text:line-break/>at</text:span><text:span text:style-name="T10">=at</text:span><text:span text:style-name="T7"><text:line-break/></text:span><text:span text:style-name="T8">food</text:span><text:span text:style-name="T9">=definition</text:span></text:p>
        <text:p text:style-name="P14"><text:span text:style-name="T6">20D</text:span><text:span text:style-name="T7"><text:tab/></text:span><text:span text:style-name="T6">ANEW</text:span><text:span text:style-name="T7"><text:line-break/>Somehow</text:span><text:span text:style-name="T10">=anagram indicator</text:span><text:span text:style-name="T7"><text:line-break/>wane</text:span><text:span text:style-name="T10">=anagram fodder</text:span><text:span text:style-name="T7"><text:line-break/></text:span><text:span text:style-name="T8">all over again</text:span><text:span text:style-name="T9">=definition</text:span></text:p>
        <text:p text:style-name="P14"><text:span text:style-name="T6">21D<text:tab/>TO-DO</text:span><text:span text:style-name="T7"><text:line-break/></text:span><text:span text:style-name="T8">A list</text:span><text:span text:style-name="T9">=definition</text:span><text:span text:style-name="T7"><text:line-break/>of</text:span><text:span text:style-name="T10">=containment indicator</text:span><text:span text:style-name="T7"><text:line-break/>faint odours</text:span><text:span text:style-name="T10">=containment fodder</text:span></text:p>
        <text:p text:style-name="P14"><text:span text:style-name="T6">23D</text:span><text:span text:style-name="T7"><text:tab/></text:span><text:span text:style-name="T6">SAT</text:span><text:span text:style-name="T7"><text:line-break/></text:span><text:span text:style-name="T8">Sedentary</text:span><text:span text:style-name="T9">=definition</text:span><text:span text:style-name="T7"><text:line-break/>and</text:span><text:span text:style-name="T10">=linkword</text:span><text:span text:style-name="T7"><text:line-break/></text:span><text:span text:style-name="T8">posed for a portrait</text:span><text:span text:style-name="T9">=definitio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2953in" fo:margin-right="0in" fo:margin-top="0in" fo:margin-bottom="0.0835in" loext:contextual-spacing="false" fo:line-height="100%" fo:keep-together="always" fo:text-indent="0in" style:auto-text-indent="false" fo:keep-with-next="always">
        <style:tab-stops>
          <style:tab-stop style:position="0.2945in"/>
        </style:tab-stops>
      </style:paragraph-properties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text-align="center" style:justify-single-word="false" fo:keep-together="always" fo:keep-with-next="always"/>
      <style:text-properties fo:color="#666666" fo:font-size="15pt" style:font-size-asian="15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5902in" fo:margin-bottom="0.5902in" fo:margin-left="0.5902in" fo:margin-right="0.5902in" style:writing-mode="lr-tb" style:layout-grid-color="#c0c0c0" style:layout-grid-lines="18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0" meta:paragraph-count="209" meta:word-count="689" meta:character-count="4336" meta:non-whitespace-character-count="3801"/>
    <meta:generator>LibreOfficeDev/6.0.5.2$Linux_X86_64 LibreOffice_project/</meta:generator>
  </office:meta>
</office:document-meta>
</file>